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.get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TO.get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TO.setTest( String 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.ge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SpitFire_3.test_for_SpitFi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neric.setPayload( T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.setHeader( String 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